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WenQuanYi Zen Hei Sharp1" svg:font-family="'WenQuanYi Zen Hei Sharp'" style:font-family-generic="modern" style:font-pitch="fixed"/>
    <style:font-face style:name="Jomolhari1" svg:font-family="Jomolhari" style:font-pitch="variable"/>
    <style:font-face style:name="Liberation Serif" svg:font-family="'Liberation Serif'" style:font-family-generic="roman" style:font-pitch="variable"/>
    <style:font-face style:name="FreeMono" svg:font-family="FreeMono" style:font-family-generic="swiss" style:font-pitch="variable"/>
    <style:font-face style:name="Jomolhari" svg:font-family="Jomolha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Jomolhari" fo:font-size="16pt" fo:font-weight="bold" officeooo:paragraph-rsid="001810e1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Jomolhari" fo:font-size="13pt" officeooo:paragraph-rsid="00288e6d" style:font-size-asian="13pt" style:font-size-complex="13pt"/>
    </style:style>
    <style:style style:name="P3" style:family="paragraph" style:parent-style-name="Standard">
      <style:text-properties style:font-name="Jomolhari" fo:font-size="13pt" fo:font-weight="bold" officeooo:rsid="001810e1" officeooo:paragraph-rsid="001810e1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Jomolhari1" fo:font-size="13pt" officeooo:rsid="0005a09a" officeooo:paragraph-rsid="00288e6d" style:font-size-asian="13pt" style:font-size-complex="13pt"/>
    </style:style>
    <style:style style:name="P5" style:family="paragraph" style:parent-style-name="Standard">
      <style:paragraph-properties fo:text-align="center" style:justify-single-word="false"/>
      <style:text-properties fo:color="#000000" style:font-name="Jomolhari1" fo:font-size="13pt" officeooo:paragraph-rsid="00288e6d" style:font-size-asian="13pt" style:font-size-complex="13pt"/>
    </style:style>
    <style:style style:name="P6" style:family="paragraph" style:parent-style-name="Standard">
      <style:paragraph-properties fo:text-align="center" style:justify-single-word="false"/>
      <style:text-properties fo:color="#000000" style:font-name="Jomolhari1" fo:font-size="13pt" style:text-underline-style="solid" style:text-underline-type="double" style:text-underline-width="auto" style:text-underline-color="font-color" officeooo:paragraph-rsid="00288e6d" style:font-size-asian="13pt" style:font-size-complex="13pt"/>
    </style:style>
    <style:style style:name="P7" style:family="paragraph" style:parent-style-name="Standard">
      <style:paragraph-properties fo:text-align="center" style:justify-single-word="false"/>
      <style:text-properties fo:color="#000000" style:font-name="Jomolhari1" fo:font-size="13pt" style:text-underline-style="solid" style:text-underline-type="double" style:text-underline-width="auto" style:text-underline-color="font-color" officeooo:rsid="03719761" officeooo:paragraph-rsid="00288e6d" style:font-size-asian="13pt" style:font-size-complex="13pt"/>
    </style:style>
    <style:style style:name="P8" style:family="paragraph" style:parent-style-name="Standard">
      <style:paragraph-properties fo:text-align="center" style:justify-single-word="false"/>
      <style:text-properties fo:color="#000000" style:font-name="Jomolhari1" fo:font-size="13pt" style:text-underline-style="solid" style:text-underline-type="double" style:text-underline-width="auto" style:text-underline-color="font-color" officeooo:rsid="0005a09a" officeooo:paragraph-rsid="00288e6d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0589877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07200c7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086b291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b28a2" officeooo:paragraph-rsid="007d85da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06bd6" officeooo:paragraph-rsid="007d85da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2afd29" officeooo:paragraph-rsid="002afd29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32efce" officeooo:paragraph-rsid="00386ef2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32efce" officeooo:paragraph-rsid="0086b291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3cf827" officeooo:paragraph-rsid="003cf827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43487d" officeooo:paragraph-rsid="0043487d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3e0081" officeooo:paragraph-rsid="003e0081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2cfe84" officeooo:paragraph-rsid="002afd29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paragraph-rsid="003e0081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paragraph-rsid="0047ba7f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paragraph-rsid="0043487d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paragraph-rsid="004cf77c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paragraph-rsid="004fc5a1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42429c" officeooo:paragraph-rsid="003e0081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3e0081" officeooo:paragraph-rsid="0047ba7f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3e0081" officeooo:paragraph-rsid="003e0081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47ba7f" officeooo:paragraph-rsid="0047ba7f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47ba7f" officeooo:paragraph-rsid="003e0081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43d33a" officeooo:paragraph-rsid="0043487d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43d33a" officeooo:paragraph-rsid="0043d33a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4fc5a1" officeooo:paragraph-rsid="004fc5a1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517544" officeooo:paragraph-rsid="00517544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6c7aee" officeooo:paragraph-rsid="00589877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7200c7" officeooo:paragraph-rsid="007200c7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7d70d7" officeooo:paragraph-rsid="008fc3c0" style:font-size-asian="13pt" style:font-weight-asian="normal" style:font-size-complex="13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07d70d7" officeooo:paragraph-rsid="007d70d7" style:font-size-asian="16pt" style:font-weight-asian="bold" style:font-size-complex="16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Jomolhari1" fo:font-size="13pt" officeooo:paragraph-rsid="002afd29" style:font-size-asian="13pt" style:font-size-complex="13pt"/>
    </style:style>
    <style:style style:name="P40" style:family="paragraph" style:parent-style-name="Standard">
      <style:paragraph-properties fo:text-align="start" style:justify-single-word="false"/>
      <style:text-properties style:font-name="FreeMono" officeooo:paragraph-rsid="0094a78b"/>
    </style:style>
    <style:style style:name="P41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08fc3c0" officeooo:paragraph-rsid="008fc3c0" style:font-size-asian="13pt" style:font-weight-asian="bold" style:font-size-complex="13pt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09f805e" officeooo:paragraph-rsid="009f805e" style:font-size-asian="13pt" style:font-weight-asian="bold" style:font-size-complex="13pt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8fc3c0" officeooo:paragraph-rsid="008fc3c0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07ee1" officeooo:paragraph-rsid="008fc3c0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94a78b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91ab7" officeooo:paragraph-rsid="0094a78b" style:font-size-asian="13pt" style:font-weight-asian="normal" style:font-size-complex="13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91ab7" officeooo:paragraph-rsid="00fe11cd" style:font-size-asian="13pt" style:font-weight-asian="normal" style:font-size-complex="13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91ab7" officeooo:paragraph-rsid="00ffdc51" style:font-size-asian="13pt" style:font-weight-asian="normal" style:font-size-complex="13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bf172" officeooo:paragraph-rsid="00991ab7" style:font-size-asian="13pt" style:font-weight-asian="normal" style:font-size-complex="13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07d70d7" officeooo:paragraph-rsid="007d70d7" style:font-size-asian="16pt" style:font-weight-asian="bold" style:font-size-complex="16pt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94a78b" officeooo:paragraph-rsid="0094a78b" style:font-size-asian="13pt" style:font-weight-asian="normal" style:font-size-complex="13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94a78b" officeooo:paragraph-rsid="00a06894" style:font-size-asian="13pt" style:font-weight-asian="normal" style:font-size-complex="13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94a78b" officeooo:paragraph-rsid="00fe11cd" style:font-size-asian="13pt" style:font-weight-asian="normal" style:font-size-complex="13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ad103c" style:font-size-asian="13pt" style:font-weight-asian="normal" style:font-size-complex="13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d7ee6d" style:font-size-asian="13pt" style:font-weight-asian="normal" style:font-size-complex="13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e528b7" style:font-size-asian="13pt" style:font-weight-asian="normal" style:font-size-complex="13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f443d5" style:font-size-asian="13pt" style:font-weight-asian="normal" style:font-size-complex="13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f9ab91" style:font-size-asian="13pt" style:font-weight-asian="normal" style:font-size-complex="13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fe11cd" style:font-size-asian="13pt" style:font-weight-asian="normal" style:font-size-complex="13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094a78b" officeooo:paragraph-rsid="00d42780" style:font-size-asian="13pt" style:font-weight-asian="bold" style:font-size-complex="13pt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094a78b" officeooo:paragraph-rsid="00f9ab91" style:font-size-asian="13pt" style:font-weight-asian="bold" style:font-size-complex="13pt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94a78b" officeooo:paragraph-rsid="00ebd495" style:font-size-asian="13pt" style:font-weight-asian="normal" style:font-size-complex="13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94a78b" officeooo:paragraph-rsid="00f443d5" style:font-size-asian="13pt" style:font-weight-asian="normal" style:font-size-complex="13pt" style:font-weight-complex="normal"/>
    </style:style>
    <style:style style:name="P64" style:family="paragraph" style:parent-style-name="Standard">
      <style:paragraph-properties fo:text-align="start" style:justify-single-word="false"/>
      <style:text-properties officeooo:paragraph-rsid="00907ee1"/>
    </style:style>
    <style:style style:name="P65" style:family="paragraph">
      <style:paragraph-properties fo:text-align="center"/>
    </style:style>
    <style:style style:name="T1" style:family="text">
      <style:text-properties officeooo:rsid="001810e1"/>
    </style:style>
    <style:style style:name="T2" style:family="text">
      <style:text-properties officeooo:rsid="0018b72f"/>
    </style:style>
    <style:style style:name="T3" style:family="text">
      <style:text-properties style:font-name="FreeMono" officeooo:rsid="0066c4be"/>
    </style:style>
    <style:style style:name="T4" style:family="text">
      <style:text-properties style:font-name="FreeMono" officeooo:rsid="006c7aee"/>
    </style:style>
    <style:style style:name="T5" style:family="text">
      <style:text-properties style:font-name="FreeMono" officeooo:rsid="007200c7"/>
    </style:style>
    <style:style style:name="T6" style:family="text">
      <style:text-properties fo:font-weight="normal" officeooo:rsid="0019b933" style:font-weight-asian="normal" style:font-weight-complex="normal"/>
    </style:style>
    <style:style style:name="T7" style:family="text">
      <style:text-properties fo:font-weight="normal" officeooo:rsid="001b77f1" style:font-weight-asian="normal" style:font-weight-complex="normal"/>
    </style:style>
    <style:style style:name="T8" style:family="text">
      <style:text-properties fo:font-weight="normal" officeooo:rsid="001e4cc3" style:font-weight-asian="normal" style:font-weight-complex="normal"/>
    </style:style>
    <style:style style:name="T9" style:family="text">
      <style:text-properties fo:font-weight="normal" officeooo:rsid="001ff759" style:font-weight-asian="normal" style:font-weight-complex="normal"/>
    </style:style>
    <style:style style:name="T10" style:family="text">
      <style:text-properties fo:font-weight="normal" officeooo:rsid="0025807d" style:font-weight-asian="normal" style:font-weight-complex="normal"/>
    </style:style>
    <style:style style:name="T11" style:family="text">
      <style:text-properties fo:font-weight="normal" officeooo:rsid="00217b28" style:font-weight-asian="normal" style:font-weight-complex="normal"/>
    </style:style>
    <style:style style:name="T12" style:family="text">
      <style:text-properties fo:font-weight="normal" officeooo:rsid="0023e396" style:font-weight-asian="normal" style:font-weight-complex="normal"/>
    </style:style>
    <style:style style:name="T13" style:family="text">
      <style:text-properties fo:font-weight="normal" officeooo:rsid="00288e6d" style:font-weight-asian="normal" style:font-weight-complex="normal"/>
    </style:style>
    <style:style style:name="T14" style:family="text">
      <style:text-properties fo:font-style="italic" officeooo:rsid="0070d956" style:font-style-asian="italic" style:font-style-complex="italic"/>
    </style:style>
    <style:style style:name="T15" style:family="text">
      <style:text-properties fo:font-style="italic" officeooo:rsid="007accf1" style:font-style-asian="italic" style:font-style-complex="italic"/>
    </style:style>
    <style:style style:name="T16" style:family="text">
      <style:text-properties fo:font-style="italic" officeooo:rsid="00eeb3a3" style:font-style-asian="italic" style:font-style-complex="italic"/>
    </style:style>
    <style:style style:name="T17" style:family="text">
      <style:text-properties fo:font-style="normal" officeooo:rsid="003849c4" style:font-style-asian="normal" style:font-style-complex="normal"/>
    </style:style>
    <style:style style:name="T18" style:family="text">
      <style:text-properties fo:font-style="normal" officeooo:rsid="008fc3c0" style:font-style-asian="normal" style:font-style-complex="normal"/>
    </style:style>
    <style:style style:name="T19" style:family="text">
      <style:text-properties fo:font-style="normal" officeooo:rsid="00eeb3a3" style:font-style-asian="normal" style:font-style-complex="normal"/>
    </style:style>
    <style:style style:name="T20" style:family="text">
      <style:text-properties style:font-name="Liberation Serif1" fo:font-weight="normal" officeooo:rsid="00288e6d" style:font-weight-asian="normal" style:font-weight-complex="normal"/>
    </style:style>
    <style:style style:name="T21" style:family="text">
      <style:text-properties style:font-name="Liberation Serif1" fo:font-size="12pt" fo:font-weight="normal" officeooo:rsid="0025807d" style:font-size-asian="12pt" style:font-weight-asian="normal" style:font-size-complex="12pt" style:font-weight-complex="normal"/>
    </style:style>
    <style:style style:name="T22" style:family="text">
      <style:text-properties officeooo:rsid="003172fd"/>
    </style:style>
    <style:style style:name="T23" style:family="text">
      <style:text-properties officeooo:rsid="00328fad"/>
    </style:style>
    <style:style style:name="T24" style:family="text">
      <style:text-properties officeooo:rsid="0032efce"/>
    </style:style>
    <style:style style:name="T25" style:family="text">
      <style:text-properties officeooo:rsid="0034cfb1"/>
    </style:style>
    <style:style style:name="T26" style:family="text">
      <style:text-properties officeooo:rsid="0035775c"/>
    </style:style>
    <style:style style:name="T27" style:family="text">
      <style:text-properties officeooo:rsid="003849c4"/>
    </style:style>
    <style:style style:name="T28" style:family="text">
      <style:text-properties officeooo:rsid="0039785f"/>
    </style:style>
    <style:style style:name="T29" style:family="text">
      <style:text-properties officeooo:rsid="003e0081"/>
    </style:style>
    <style:style style:name="T30" style:family="text">
      <style:text-properties officeooo:rsid="0042429c"/>
    </style:style>
    <style:style style:name="T31" style:family="text">
      <style:text-properties officeooo:rsid="0043487d"/>
    </style:style>
    <style:style style:name="T32" style:family="text">
      <style:text-properties officeooo:rsid="0043d33a"/>
    </style:style>
    <style:style style:name="T33" style:family="text">
      <style:text-properties officeooo:rsid="00442821"/>
    </style:style>
    <style:style style:name="T34" style:family="text">
      <style:text-properties officeooo:rsid="0044a7fd"/>
    </style:style>
    <style:style style:name="T35" style:family="text">
      <style:text-properties officeooo:rsid="00465349"/>
    </style:style>
    <style:style style:name="T36" style:family="text">
      <style:text-properties officeooo:rsid="0047ba7f"/>
    </style:style>
    <style:style style:name="T37" style:family="text">
      <style:text-properties officeooo:rsid="004a9366"/>
    </style:style>
    <style:style style:name="T38" style:family="text">
      <style:text-properties officeooo:rsid="004cf77c"/>
    </style:style>
    <style:style style:name="T39" style:family="text">
      <style:text-properties officeooo:rsid="004fc5a1"/>
    </style:style>
    <style:style style:name="T40" style:family="text">
      <style:text-properties officeooo:rsid="00517544"/>
    </style:style>
    <style:style style:name="T41" style:family="text">
      <style:text-properties officeooo:rsid="00570f5e"/>
    </style:style>
    <style:style style:name="T42" style:family="text">
      <style:text-properties officeooo:rsid="00589877"/>
    </style:style>
    <style:style style:name="T43" style:family="text">
      <style:text-properties officeooo:rsid="005a0a31"/>
    </style:style>
    <style:style style:name="T44" style:family="text">
      <style:text-properties officeooo:rsid="005b9710"/>
    </style:style>
    <style:style style:name="T45" style:family="text">
      <style:text-properties officeooo:rsid="005c6c4e"/>
    </style:style>
    <style:style style:name="T46" style:family="text">
      <style:text-properties officeooo:rsid="005d7b27"/>
    </style:style>
    <style:style style:name="T47" style:family="text">
      <style:text-properties officeooo:rsid="00618033"/>
    </style:style>
    <style:style style:name="T48" style:family="text">
      <style:text-properties officeooo:rsid="0063773f"/>
    </style:style>
    <style:style style:name="T49" style:family="text">
      <style:text-properties officeooo:rsid="006483c1"/>
    </style:style>
    <style:style style:name="T50" style:family="text">
      <style:text-properties officeooo:rsid="0065f0e3"/>
    </style:style>
    <style:style style:name="T51" style:family="text">
      <style:text-properties officeooo:rsid="00668a3c"/>
    </style:style>
    <style:style style:name="T52" style:family="text">
      <style:text-properties officeooo:rsid="0066c4be"/>
    </style:style>
    <style:style style:name="T53" style:family="text">
      <style:text-properties style:font-name="Jomolhari" officeooo:rsid="0066c4be"/>
    </style:style>
    <style:style style:name="T54" style:family="text">
      <style:text-properties style:font-name="Jomolhari" officeooo:rsid="006c7aee"/>
    </style:style>
    <style:style style:name="T55" style:family="text">
      <style:text-properties style:font-name="Jomolhari" officeooo:rsid="007200c7"/>
    </style:style>
    <style:style style:name="T56" style:family="text">
      <style:text-properties style:font-name="Jomolhari" officeooo:rsid="0073ac92"/>
    </style:style>
    <style:style style:name="T57" style:family="text">
      <style:text-properties style:font-name="Jomolhari" officeooo:rsid="00753d3d"/>
    </style:style>
    <style:style style:name="T58" style:family="text">
      <style:text-properties style:font-name="Jomolhari" officeooo:rsid="0076cdad"/>
    </style:style>
    <style:style style:name="T59" style:family="text">
      <style:text-properties style:font-name="Jomolhari" officeooo:rsid="008053f5"/>
    </style:style>
    <style:style style:name="T60" style:family="text">
      <style:text-properties style:font-name="Jomolhari" officeooo:rsid="00836851"/>
    </style:style>
    <style:style style:name="T61" style:family="text">
      <style:text-properties style:font-name="Jomolhari" officeooo:rsid="0032efce"/>
    </style:style>
    <style:style style:name="T62" style:family="text">
      <style:text-properties style:font-name="Jomolhari" officeooo:rsid="008894f2"/>
    </style:style>
    <style:style style:name="T63" style:family="text">
      <style:text-properties style:font-name="Jomolhari" officeooo:rsid="0089ccf0"/>
    </style:style>
    <style:style style:name="T64" style:family="text">
      <style:text-properties style:font-name="Jomolhari" officeooo:rsid="008a6f9a"/>
    </style:style>
    <style:style style:name="T65" style:family="text">
      <style:text-properties style:font-name="Jomolhari" officeooo:rsid="008c191f"/>
    </style:style>
    <style:style style:name="T66" style:family="text">
      <style:text-properties style:font-name="Jomolhari" officeooo:rsid="008d75f4"/>
    </style:style>
    <style:style style:name="T67" style:family="text">
      <style:text-properties style:font-name="Jomolhari" officeooo:rsid="008e3e08"/>
    </style:style>
    <style:style style:name="T68" style:family="text">
      <style:text-properties style:font-name="Jomolhari" officeooo:rsid="00a55b4b"/>
    </style:style>
    <style:style style:name="T69" style:family="text">
      <style:text-properties style:font-name="Jomolhari" fo:font-size="13pt" style:font-size-asian="13pt" style:font-size-complex="13pt"/>
    </style:style>
    <style:style style:name="T70" style:family="text">
      <style:text-properties officeooo:rsid="0067e597"/>
    </style:style>
    <style:style style:name="T71" style:family="text">
      <style:text-properties officeooo:rsid="00694323"/>
    </style:style>
    <style:style style:name="T72" style:family="text">
      <style:text-properties officeooo:rsid="006b862b"/>
    </style:style>
    <style:style style:name="T73" style:family="text">
      <style:text-properties officeooo:rsid="006e6fee"/>
    </style:style>
    <style:style style:name="T74" style:family="text">
      <style:text-properties officeooo:rsid="0070310d"/>
    </style:style>
    <style:style style:name="T75" style:family="text">
      <style:text-properties officeooo:rsid="0070d956"/>
    </style:style>
    <style:style style:name="T76" style:family="text">
      <style:text-properties officeooo:rsid="007accf1"/>
    </style:style>
    <style:style style:name="T77" style:family="text">
      <style:text-properties officeooo:rsid="007c33aa"/>
    </style:style>
    <style:style style:name="T78" style:family="text">
      <style:text-properties fo:color="#000000" style:text-underline-style="none" fo:font-weight="normal" officeooo:rsid="002afd29" style:font-weight-asian="normal" style:font-weight-complex="normal"/>
    </style:style>
    <style:style style:name="T79" style:family="text">
      <style:text-properties fo:color="#000000" style:text-underline-style="none" fo:font-weight="normal" officeooo:rsid="002b32e2" style:font-weight-asian="normal" style:font-weight-complex="normal"/>
    </style:style>
    <style:style style:name="T80" style:family="text">
      <style:text-properties fo:color="#000000" style:text-underline-style="none" fo:font-weight="normal" officeooo:rsid="002cfe84" style:font-weight-asian="normal" style:font-weight-complex="normal"/>
    </style:style>
    <style:style style:name="T81" style:family="text">
      <style:text-properties fo:color="#000000" style:font-name="Liberation Serif1" style:text-underline-style="none" fo:font-weight="normal" officeooo:rsid="002afd29" style:font-weight-asian="normal" style:font-weight-complex="normal"/>
    </style:style>
    <style:style style:name="T82" style:family="text">
      <style:text-properties fo:color="#000000" style:font-name="Liberation Serif1" style:text-underline-style="none" fo:font-weight="normal" officeooo:rsid="002cfe84" style:font-weight-asian="normal" style:font-weight-complex="normal"/>
    </style:style>
    <style:style style:name="T83" style:family="text">
      <style:text-properties fo:color="#000000" style:font-name="Liberation Serif1" fo:font-size="13pt" style:text-underline-style="none" fo:font-weight="normal" officeooo:rsid="00907ee1" style:font-size-asian="13pt" style:font-weight-asian="normal" style:font-size-complex="13pt" style:font-weight-complex="normal"/>
    </style:style>
    <style:style style:name="T84" style:family="text">
      <style:text-properties fo:color="#000000" fo:font-style="italic" style:text-underline-style="none" fo:font-weight="normal" officeooo:rsid="002b32e2" style:font-style-asian="italic" style:font-weight-asian="normal" style:font-style-complex="italic" style:font-weight-complex="normal"/>
    </style:style>
    <style:style style:name="T85" style:family="text">
      <style:text-properties fo:color="#000000" style:font-name="Jomolhari" fo:font-size="13pt" style:text-underline-style="none" fo:font-weight="normal" officeooo:rsid="008fc3c0" style:font-size-asian="13pt" style:font-weight-asian="normal" style:font-size-complex="13pt" style:font-weight-complex="normal"/>
    </style:style>
    <style:style style:name="T86" style:family="text">
      <style:text-properties fo:color="#000000" style:font-name="Jomolhari" fo:font-size="13pt" style:text-underline-style="none" fo:font-weight="normal" officeooo:rsid="00907ee1" style:font-size-asian="13pt" style:font-weight-asian="normal" style:font-size-complex="13pt" style:font-weight-complex="normal"/>
    </style:style>
    <style:style style:name="T87" style:family="text">
      <style:text-properties fo:color="#000000" style:font-name="Jomolhari" fo:font-size="13pt" style:text-underline-style="none" fo:font-weight="normal" officeooo:rsid="009268ba" style:font-size-asian="13pt" style:font-weight-asian="normal" style:font-size-complex="13pt" style:font-weight-complex="normal"/>
    </style:style>
    <style:style style:name="T88" style:family="text">
      <style:text-properties fo:color="#000000" style:font-name="Jomolhari" fo:font-size="13pt" style:text-underline-style="none" fo:font-weight="normal" officeooo:rsid="00991ab7" style:font-size-asian="13pt" style:font-weight-asian="normal" style:font-size-complex="13pt" style:font-weight-complex="normal"/>
    </style:style>
    <style:style style:name="T89" style:family="text">
      <style:text-properties fo:color="#000000" style:font-name="Jomolhari" fo:font-size="13pt" style:text-underline-style="none" fo:font-weight="normal" officeooo:rsid="009ba17c" style:font-size-asian="13pt" style:font-weight-asian="normal" style:font-size-complex="13pt" style:font-weight-complex="normal"/>
    </style:style>
    <style:style style:name="T90" style:family="text">
      <style:text-properties fo:color="#000000" style:font-name="Jomolhari" fo:font-size="13pt" style:text-underline-style="none" fo:font-weight="normal" officeooo:rsid="009bf172" style:font-size-asian="13pt" style:font-weight-asian="normal" style:font-size-complex="13pt" style:font-weight-complex="normal"/>
    </style:style>
    <style:style style:name="T91" style:family="text">
      <style:text-properties fo:color="#000000" style:font-name="Jomolhari" fo:font-size="13pt" style:text-underline-style="none" fo:font-weight="normal" officeooo:rsid="009efbb1" style:font-size-asian="13pt" style:font-weight-asian="normal" style:font-size-complex="13pt" style:font-weight-complex="normal"/>
    </style:style>
    <style:style style:name="T92" style:family="text">
      <style:text-properties fo:color="#000000" style:font-name="Jomolhari" fo:font-size="13pt" style:text-underline-style="none" fo:font-weight="normal" officeooo:rsid="00e2d9b6" style:font-size-asian="13pt" style:font-weight-asian="normal" style:font-size-complex="13pt" style:font-weight-complex="normal"/>
    </style:style>
    <style:style style:name="T93" style:family="text">
      <style:text-properties fo:color="#000000" style:font-name="Jomolhari" fo:font-size="13pt" style:text-underline-style="none" fo:font-weight="normal" officeooo:rsid="00e331a6" style:font-size-asian="13pt" style:font-weight-asian="normal" style:font-size-complex="13pt" style:font-weight-complex="normal"/>
    </style:style>
    <style:style style:name="T94" style:family="text">
      <style:text-properties fo:color="#000000" style:font-name="Jomolhari" fo:font-size="13pt" fo:font-style="italic" style:text-underline-style="none" fo:font-weight="normal" officeooo:rsid="00907ee1" style:font-size-asian="13pt" style:font-style-asian="italic" style:font-weight-asian="normal" style:font-size-complex="13pt" style:font-style-complex="italic" style:font-weight-complex="normal"/>
    </style:style>
    <style:style style:name="T95" style:family="text">
      <style:text-properties fo:color="#000000" fo:font-size="13pt" style:text-underline-style="none" fo:font-weight="normal" officeooo:rsid="00991ab7" style:font-size-asian="13pt" style:font-weight-asian="normal" style:font-size-complex="13pt" style:font-weight-complex="normal"/>
    </style:style>
    <style:style style:name="T96" style:family="text">
      <style:text-properties fo:color="#000000" style:font-name="FreeMono" fo:font-size="13pt" style:text-underline-style="none" fo:font-weight="normal" officeooo:rsid="00907ee1" style:font-size-asian="13pt" style:font-weight-asian="normal" style:font-size-complex="13pt" style:font-weight-complex="normal"/>
    </style:style>
    <style:style style:name="T97" style:family="text">
      <style:text-properties fo:color="#000000" style:font-name="Jomolhari" fo:font-size="13pt" style:text-underline-style="none" fo:font-weight="normal" officeooo:rsid="0094a78b" style:font-size-asian="13pt" style:font-weight-asian="normal" style:font-size-complex="13pt" style:font-weight-complex="normal"/>
    </style:style>
    <style:style style:name="T98" style:family="text">
      <style:text-properties fo:color="#000000" style:font-name="FreeMono" fo:font-size="13pt" style:text-underline-style="none" fo:font-weight="normal" officeooo:rsid="00e2d9b6" style:font-size-asian="13pt" style:font-weight-asian="normal" style:font-size-complex="13pt" style:font-weight-complex="normal"/>
    </style:style>
    <style:style style:name="T99" style:family="text">
      <style:text-properties fo:color="#000000" style:font-name="FreeMono" fo:font-size="13pt" style:text-underline-style="none" fo:font-weight="normal" officeooo:rsid="0094a78b" style:font-size-asian="13pt" style:font-weight-asian="normal" style:font-size-complex="13pt" style:font-weight-complex="normal"/>
    </style:style>
    <style:style style:name="T100" style:family="text">
      <style:text-properties officeooo:rsid="0086b291"/>
    </style:style>
    <style:style style:name="T101" style:family="text">
      <style:text-properties officeooo:rsid="008ddbb9"/>
    </style:style>
    <style:style style:name="T102" style:family="text">
      <style:text-properties officeooo:rsid="008fc3c0"/>
    </style:style>
    <style:style style:name="T103" style:family="text">
      <style:text-properties style:font-name="Jomolhari" officeooo:rsid="00aa0463"/>
    </style:style>
    <style:style style:name="T104" style:family="text">
      <style:text-properties style:font-name="Jomolhari1" officeooo:rsid="005d7b27"/>
    </style:style>
    <style:style style:name="T105" style:family="text">
      <style:text-properties style:font-name="Jomolhari1" officeooo:rsid="005ed207"/>
    </style:style>
    <style:style style:name="T106" style:family="text">
      <style:text-properties style:font-name="Jomolhari1" officeooo:rsid="00ac8f4e"/>
    </style:style>
    <style:style style:name="T107" style:family="text">
      <style:text-properties style:font-name="Jomolhari1" officeooo:rsid="00ad103c"/>
    </style:style>
    <style:style style:name="T108" style:family="text">
      <style:text-properties style:font-name="Jomolhari1" officeooo:rsid="00ad6f0a"/>
    </style:style>
    <style:style style:name="T109" style:family="text">
      <style:text-properties style:font-name="Jomolhari1" officeooo:rsid="00b01992"/>
    </style:style>
    <style:style style:name="T110" style:family="text">
      <style:text-properties style:font-name="Jomolhari1" officeooo:rsid="00c7fe8a"/>
    </style:style>
    <style:style style:name="T111" style:family="text">
      <style:text-properties style:font-name="Jomolhari1" officeooo:rsid="00d42780"/>
    </style:style>
    <style:style style:name="T112" style:family="text">
      <style:text-properties style:font-name="Jomolhari1" officeooo:rsid="00e528b7"/>
    </style:style>
    <style:style style:name="T113" style:family="text">
      <style:text-properties style:font-name="Jomolhari1" officeooo:rsid="00fe11cd"/>
    </style:style>
    <style:style style:name="T114" style:family="text">
      <style:text-properties style:font-name="Jomolhari1" officeooo:rsid="00ffdc51"/>
    </style:style>
    <style:style style:name="T115" style:family="text">
      <style:text-properties style:font-name="Jomolhari1" officeooo:rsid="0102d0ef"/>
    </style:style>
    <style:style style:name="T116" style:family="text">
      <style:text-properties style:font-name="Jomolhari1" officeooo:rsid="01041c8a"/>
    </style:style>
    <style:style style:name="T117" style:family="text">
      <style:text-properties style:font-name="Jomolhari1" officeooo:rsid="01044023"/>
    </style:style>
    <style:style style:name="T118" style:family="text">
      <style:text-properties style:font-name="Jomolhari1" officeooo:rsid="01052325"/>
    </style:style>
    <style:style style:name="T119" style:family="text">
      <style:text-properties style:font-name="Jomolhari1" officeooo:rsid="01058896"/>
    </style:style>
    <style:style style:name="T120" style:family="text">
      <style:text-properties style:font-name="Jomolhari1" officeooo:rsid="01071934"/>
    </style:style>
    <style:style style:name="T121" style:family="text">
      <style:text-properties style:font-name="Jomolhari1" officeooo:rsid="0107ec6e"/>
    </style:style>
    <style:style style:name="T122" style:family="text">
      <style:text-properties officeooo:rsid="00ac8f4e"/>
    </style:style>
    <style:style style:name="T123" style:family="text">
      <style:text-properties style:font-name="FreeMono" officeooo:rsid="00ad103c"/>
    </style:style>
    <style:style style:name="T124" style:family="text">
      <style:text-properties style:font-name="FreeMono" officeooo:rsid="00b804e3"/>
    </style:style>
    <style:style style:name="T125" style:family="text">
      <style:text-properties style:font-name="FreeMono" officeooo:rsid="00b9656e"/>
    </style:style>
    <style:style style:name="T126" style:family="text">
      <style:text-properties style:font-name="FreeMono" officeooo:rsid="00cb20f3"/>
    </style:style>
    <style:style style:name="T127" style:family="text">
      <style:text-properties style:font-name="FreeMono" officeooo:rsid="00bf6866"/>
    </style:style>
    <style:style style:name="T128" style:family="text">
      <style:text-properties style:font-name="FreeMono" officeooo:rsid="00ac8f4e"/>
    </style:style>
    <style:style style:name="T129" style:family="text">
      <style:text-properties style:font-name="FreeMono" officeooo:rsid="00ea2bba"/>
    </style:style>
    <style:style style:name="T130" style:family="text">
      <style:text-properties style:font-name="FreeMono" officeooo:rsid="00ed749e"/>
    </style:style>
    <style:style style:name="T131" style:family="text">
      <style:text-properties style:font-name="FreeMono" officeooo:rsid="00eeb3a3"/>
    </style:style>
    <style:style style:name="T132" style:family="text">
      <style:text-properties style:font-name="FreeMono" officeooo:rsid="00f02d5b"/>
    </style:style>
    <style:style style:name="T133" style:family="text">
      <style:text-properties style:font-name="FreeMono" officeooo:rsid="0102d0ef"/>
    </style:style>
    <style:style style:name="T134" style:family="text">
      <style:text-properties style:font-name="FreeMono" officeooo:rsid="01044023"/>
    </style:style>
    <style:style style:name="T135" style:family="text">
      <style:text-properties officeooo:rsid="00ad6f0a"/>
    </style:style>
    <style:style style:name="T136" style:family="text">
      <style:text-properties officeooo:rsid="00b2b256"/>
    </style:style>
    <style:style style:name="T137" style:family="text">
      <style:text-properties officeooo:rsid="00b5eef6"/>
    </style:style>
    <style:style style:name="T138" style:family="text">
      <style:text-properties officeooo:rsid="00b7a7f5"/>
    </style:style>
    <style:style style:name="T139" style:family="text">
      <style:text-properties officeooo:rsid="00b804e3"/>
    </style:style>
    <style:style style:name="T140" style:family="text">
      <style:text-properties officeooo:rsid="00b9656e"/>
    </style:style>
    <style:style style:name="T141" style:family="text">
      <style:text-properties officeooo:rsid="00bc583f"/>
    </style:style>
    <style:style style:name="T142" style:family="text">
      <style:text-properties officeooo:rsid="00bf6866"/>
    </style:style>
    <style:style style:name="T143" style:family="text">
      <style:text-properties officeooo:rsid="00c03655"/>
    </style:style>
    <style:style style:name="T144" style:family="text">
      <style:text-properties officeooo:rsid="00c4efc1"/>
    </style:style>
    <style:style style:name="T145" style:family="text">
      <style:text-properties officeooo:rsid="00c9f843"/>
    </style:style>
    <style:style style:name="T146" style:family="text">
      <style:text-properties officeooo:rsid="00cb20f3"/>
    </style:style>
    <style:style style:name="T147" style:family="text">
      <style:text-properties officeooo:rsid="00d42780"/>
    </style:style>
    <style:style style:name="T148" style:family="text">
      <style:text-properties officeooo:rsid="00da85ba"/>
    </style:style>
    <style:style style:name="T149" style:family="text">
      <style:text-properties officeooo:rsid="00dbd3c2"/>
    </style:style>
    <style:style style:name="T150" style:family="text">
      <style:text-properties officeooo:rsid="00dcc9db"/>
    </style:style>
    <style:style style:name="T151" style:family="text">
      <style:text-properties officeooo:rsid="00de3c4c"/>
    </style:style>
    <style:style style:name="T152" style:family="text">
      <style:text-properties officeooo:rsid="00de7861"/>
    </style:style>
    <style:style style:name="T153" style:family="text">
      <style:text-properties officeooo:rsid="00e00950"/>
    </style:style>
    <style:style style:name="T154" style:family="text">
      <style:text-properties officeooo:rsid="00e0f3cc"/>
    </style:style>
    <style:style style:name="T155" style:family="text">
      <style:text-properties officeooo:rsid="00ea2bba"/>
    </style:style>
    <style:style style:name="T156" style:family="text">
      <style:text-properties officeooo:rsid="00eeb3a3"/>
    </style:style>
    <style:style style:name="T157" style:family="text">
      <style:text-properties officeooo:rsid="00ef818c"/>
    </style:style>
    <style:style style:name="T158" style:family="text">
      <style:text-properties officeooo:rsid="00f02d5b"/>
    </style:style>
    <style:style style:name="T159" style:family="text">
      <style:text-properties officeooo:rsid="00f517aa"/>
    </style:style>
    <style:style style:name="T160" style:family="text">
      <style:text-properties officeooo:rsid="00f5e300"/>
    </style:style>
    <style:style style:name="T161" style:family="text">
      <style:text-properties officeooo:rsid="00f63a9c"/>
    </style:style>
    <style:style style:name="T162" style:family="text">
      <style:text-properties officeooo:rsid="00f8380e"/>
    </style:style>
    <style:style style:name="T163" style:family="text">
      <style:text-properties officeooo:rsid="00f9ab91"/>
    </style:style>
    <style:style style:name="T164" style:family="text">
      <style:text-properties officeooo:rsid="010121c6"/>
    </style:style>
    <style:style style:name="T165" style:family="text">
      <style:text-properties officeooo:rsid="01041c8a"/>
    </style:style>
    <style:style style:name="gr1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7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1<text:tab/></text:span><text:span text:style-name="T1">Introduction to YACC</text:span></text:p>
      <text:p text:style-name="P3"/>
      <text:p text:style-name="P2"><text:span text:style-name="T6">YACC (Yet Another Compiler Compiler) is a tool used to generate a parser. </text:span><text:span text:style-name="T7">This document is a tutorial for the use of YACC to generate a parser for SIL. </text:span><text:span text:style-name="T8">YACC </text:span><text:span text:style-name="T9">translates the Context Free Grammar (CFG) specifications </text:span><text:span text:style-name="T10">(given as input in </text:span><text:span text:style-name="T21">input_file.y</text:span><text:span text:style-name="T10">) </text:span><text:span text:style-name="T9">into a C implementation </text:span><text:span text:style-name="T13">(</text:span><text:span text:style-name="T20">y.tab.c</text:span><text:span text:style-name="T13">) </text:span><text:span text:style-name="T9">of a corresponding </text:span><text:span text:style-name="T11">push down automaton i.e., a finite state machine with a stack.</text:span><text:span text:style-name="T6"> </text:span><text:span text:style-name="T12">This C program when compiled, yields an executable parser.</text:span></text:p>
      <text:p text:style-name="P4"><draw:custom-shape text:anchor-type="paragraph" draw:z-index="0" draw:style-name="gr1" draw:text-style-name="P65" svg:width="1.3335in" svg:height="0.6878in" svg:x="2.6583in" svg:y="0.0917in"><text:p text:style-name="P65">YACC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><draw:custom-shape text:anchor-type="paragraph" draw:z-index="3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9" draw:style-name="gr3" svg:width="0.8961in" svg:height="0.2189in" svg:x="5.5689in" svg:y="0.0756in"><draw:text-box><text:p>y.tab.c</text:p></draw:text-box></draw:frame><draw:frame text:anchor-type="paragraph" draw:z-index="14" draw:style-name="gr4" svg:width="0.8961in" svg:height="0.1925in" svg:x="0.45in" svg:y="0.0756in"><draw:text-box><text:p>input_file.y</text:p></draw:text-box></draw:frame></text:p>
      <text:p text:style-name="P4"/>
      <text:p text:style-name="P4"><text:tab/></text:p>
      <text:p text:style-name="P5"><draw:custom-shape text:anchor-type="paragraph" draw:z-index="1" draw:style-name="gr1" svg:width="1.3335in" svg:height="0.6878in" svg:x="2.6583in" svg:y="0.1425in"><text:p text:style-name="P65">C compil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><draw:custom-shape text:anchor-type="paragraph" draw:z-index="4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0" draw:style-name="gr3" svg:width="0.8961in" svg:height="0.2189in" svg:x="5.5689in" svg:y="0.0756in"><draw:text-box><text:p>a.out</text:p></draw:text-box></draw:frame><draw:frame text:anchor-type="paragraph" draw:z-index="13" draw:style-name="gr3" svg:width="0.8961in" svg:height="0.2189in" svg:x="0.45in" svg:y="0.0756in"><draw:text-box><text:p>y.tab.c</text:p></draw:text-box></draw:frame></text:p>
      <text:p text:style-name="P4"/>
      <text:p text:style-name="P6"/>
      <text:p text:style-name="P7"><draw:custom-shape text:anchor-type="paragraph" draw:z-index="2" draw:style-name="gr1" svg:width="1.3335in" svg:height="0.6878in" svg:x="2.6583in" svg:y="0.1043in"><text:p text:style-name="P65">a.ou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e </text:p>
      <text:p text:style-name="P8"><draw:custom-shape text:anchor-type="paragraph" draw:z-index="5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1" draw:style-name="gr3" svg:width="0.8961in" svg:height="0.2189in" svg:x="5.5689in" svg:y="0.0756in"><draw:text-box><text:p>Output</text:p></draw:text-box></draw:frame><draw:frame text:anchor-type="paragraph" draw:z-index="12" draw:style-name="gr3" svg:width="0.8961in" svg:height="0.2189in" svg:x="0.45in" svg:y="0.0756in"><draw:text-box><text:p>Input</text:p></draw:text-box></draw:frame></text:p>
      <text:p text:style-name="P8"/>
      <text:p text:style-name="P14"/>
      <text:p text:style-name="P39"><text:span text:style-name="T78">The source SIL program is fed as the input to the generated parser (</text:span><text:span text:style-name="T81">a.out</text:span><text:span text:style-name="T78">) </text:span><text:span text:style-name="T79">which </text:span><text:span text:style-name="T84">parses</text:span><text:span text:style-name="T79"> through the program and checks if the program can be derived from the </text:span><text:span text:style-name="T80">CFG specification in the </text:span><text:span text:style-name="T82">input_file.y</text:span><text:span text:style-name="T80"> file. </text:span></text:p>
      <text:p text:style-name="P20"/>
      <text:p text:style-name="P11"><text:span text:style-name="T27"><text:tab/>A parser is </text:span><text:span text:style-name="T28">a </text:span><text:span text:style-name="T27">program that </text:span><text:span text:style-name="T17">parses</text:span><text:span text:style-name="T27"> through an input file to check if it is in accordance with a grammar </text:span><text:span text:style-name="T41">specification</text:span><text:span text:style-name="T27">. </text:span><text:span text:style-name="T22">Parsing </text:span><text:span text:style-name="T23">is the process of analyzing a string of symbols of a particular language (in this case SIL) </text:span><text:span text:style-name="T24">according to the rules of </text:span><text:span text:style-name="T26">a</text:span><text:span text:style-name="T25"> </text:span><text:span text:style-name="T24">grammar </text:span><text:span text:style-name="T25">specifications</text:span><text:span text:style-name="T24">. </text:span><text:span text:style-name="T101">The</text:span><text:span text:style-name="T24"> </text:span><text:span text:style-name="T100">SIL</text:span><text:span text:style-name="T61"> </text:span><text:span text:style-name="T66">syntax consists of</text:span><text:span text:style-name="T61"> precise rules that </text:span><text:span text:style-name="T60">de</text:span><text:span text:style-name="T61">scribe the structure of well formed programs </text:span><text:span text:style-name="T65">in SIL</text:span><text:span text:style-name="T61">. The syntax of </text:span><text:span text:style-name="T62">SIL</text:span><text:span text:style-name="T61"> constructs can be specified by </text:span><text:span text:style-name="T63">using</text:span><text:span text:style-name="T59"> </text:span><text:span text:style-name="T64">Context Free Grammar</text:span><text:span text:style-name="T63">s </text:span><text:span text:style-name="T67">in a YACC program</text:span><text:span text:style-name="T61">.</text:span></text:p>
      <text:p text:style-name="P16"/>
      <text:p text:style-name="P15"/>
      <text:p text:style-name="P17"><text:soft-page-break/>Example:</text:p>
      <text:p text:style-name="P17"/>
      <text:p text:style-name="P21"><text:span text:style-name="T29">grammar<text:tab/>:<text:tab/>variable </text:span><text:span text:style-name="T152">'</text:span><text:span text:style-name="T29">=</text:span><text:span text:style-name="T152">'</text:span><text:span text:style-name="T29"> value<text:tab/><text:tab/></text:span><text:span text:style-name="T30">{printf(“</text:span><text:span text:style-name="T33"> </text:span><text:span text:style-name="T34">end</text:span><text:span text:style-name="T33"> </text:span><text:span text:style-name="T30">”);}</text:span></text:p>
      <text:p text:style-name="P26"><text:tab/><text:tab/>;</text:p>
      <text:p text:style-name="P27"/>
      <text:p text:style-name="P22"><text:span text:style-name="T29">variable<text:tab/>:<text:tab/></text:span><text:span text:style-name="T44">'</text:span><text:span text:style-name="T29">a</text:span><text:span text:style-name="T44">'</text:span><text:span text:style-name="T29">|</text:span><text:span text:style-name="T44">'</text:span><text:span text:style-name="T29">b</text:span><text:span text:style-name="T44">'</text:span><text:span text:style-name="T29"><text:tab/><text:tab/><text:tab/><text:tab/></text:span><text:span text:style-name="T33">{printf(“ variable ”);</text:span><text:span text:style-name="T36">}</text:span></text:p>
      <text:p text:style-name="P29"><text:tab/><text:tab/>;</text:p>
      <text:p text:style-name="P28"/>
      <text:p text:style-name="P21"><text:span text:style-name="T29">value<text:tab/>:<text:tab/></text:span><text:span text:style-name="T44">'</text:span><text:span text:style-name="T29">0</text:span><text:span text:style-name="T44">'</text:span><text:span text:style-name="T29">|</text:span><text:span text:style-name="T44">'</text:span><text:span text:style-name="T29">1</text:span><text:span text:style-name="T44">'</text:span><text:span text:style-name="T44"><text:tab/><text:tab/><text:tab/></text:span><text:span text:style-name="T29"><text:tab/></text:span><text:span text:style-name="T33">{printf(“ </text:span><text:span text:style-name="T34">value ”);</text:span><text:span text:style-name="T36">}</text:span></text:p>
      <text:p text:style-name="P30"><text:tab/><text:tab/>;</text:p>
      <text:p text:style-name="P28"/>
      <text:p text:style-name="P18">Sample Input/Output:</text:p>
      <text:p text:style-name="P18"/>
      <text:p text:style-name="P23"><text:span text:style-name="T31">I:<text:tab/>a=</text:span><text:span text:style-name="T50">1</text:span></text:p>
      <text:p text:style-name="P23"><text:span text:style-name="T31">O:<text:tab/></text:span><text:span text:style-name="T35">variable </text:span><text:span text:style-name="T37">value </text:span><text:span text:style-name="T35">end</text:span></text:p>
      <text:p text:style-name="P31"/>
      <text:p text:style-name="P32">I:<text:tab/>a=</text:p>
      <text:p text:style-name="P24"><text:span text:style-name="T32">O:<text:tab/></text:span><text:span text:style-name="T38">variable</text:span></text:p>
      <text:p text:style-name="P24"><text:span text:style-name="T38"><text:tab/>syntax error</text:span><text:span text:style-name="T32"><text:tab/></text:span></text:p>
      <text:p text:style-name="P33"/>
      <text:p text:style-name="P25"><text:span text:style-name="T39">I:<text:tab/></text:span><text:span text:style-name="T45">s</text:span><text:span text:style-name="T39">=5</text:span><text:span text:style-name="T40">$</text:span></text:p>
      <text:p text:style-name="P34">O:<text:tab/>syntax error</text:p>
      <text:p text:style-name="P19"><text:tab/></text:p>
      <text:p text:style-name="P9"><text:span text:style-name="T42">This example demonstrates the specification of rule</text:span><text:span text:style-name="T43">s</text:span><text:span text:style-name="T42"> in YACC. </text:span><text:span text:style-name="T46"><text:s/></text:span><text:span text:style-name="T47">In this example there are 3 production parts and 3 corresponding action parts. </text:span><text:span text:style-name="T48">(Note that there are actually </text:span><text:span text:style-name="T51">5</text:span><text:span text:style-name="T48"> productions and the latter </text:span><text:span text:style-name="T51">4</text:span><text:span text:style-name="T48"> have been composed into 2 productions, </text:span><text:span text:style-name="T49">hence </text:span><text:span text:style-name="T77">resulting in</text:span><text:span text:style-name="T49"> 3 compact productions</text:span><text:span text:style-name="T48">) </text:span><text:span text:style-name="T52">Consider the</text:span><text:span text:style-name="T71"> first rule</text:span><text:span text:style-name="T52">. Th</text:span><text:span text:style-name="T70">i</text:span><text:span text:style-name="T72">s rule</text:span><text:span text:style-name="T52"> </text:span><text:span text:style-name="T73">with the production </text:span><text:span text:style-name="T14">head</text:span><text:span text:style-name="T75"> </text:span><text:span text:style-name="T3">grammar</text:span><text:span text:style-name="T52"> (</text:span><text:span text:style-name="T75">L</text:span><text:span text:style-name="T52">HS of </text:span><text:span text:style-name="T3">:</text:span><text:span text:style-name="T52"> ) specifies that when the parser has </text:span><text:span text:style-name="T76">matched the given input with the </text:span><text:span text:style-name="T15">body</text:span><text:span text:style-name="T76"> of the production </text:span><text:span text:style-name="T52">(</text:span><text:span text:style-name="T74">R</text:span><text:span text:style-name="T52">HS of </text:span><text:span text:style-name="T3">: </text:span><text:span text:style-name="T53">), </text:span><text:span text:style-name="T54">it must execute the corresponding action (enclosed within </text:span><text:span text:style-name="T4">{ </text:span><text:span text:style-name="T103">and </text:span><text:span text:style-name="T4">}</text:span><text:span text:style-name="T54">).</text:span></text:p>
      <text:p text:style-name="P35"/>
      <text:p text:style-name="P10"><text:span text:style-name="T55">Note: </text:span><text:span text:style-name="T56">I</text:span><text:span text:style-name="T55">f the input does not match the grammar specification </text:span><text:span text:style-name="T57">of </text:span><text:span text:style-name="T55">the YACC generated parser, </text:span><text:span text:style-name="T58">it</text:span><text:span text:style-name="T55"> will print an auto-generated “</text:span><text:span text:style-name="T5">syntax error</text:span><text:span text:style-name="T55">” message </text:span><text:span text:style-name="T68">on the screen</text:span><text:span text:style-name="T55">.</text:span></text:p>
      <text:p text:style-name="P36"/>
      <text:p text:style-name="P38"/>
      <text:p text:style-name="P38"/>
      <text:p text:style-name="P38"/>
      <text:p text:style-name="P38"/>
      <text:p text:style-name="P38"><text:soft-page-break/>2<text:tab/>The structure of YACC programs</text:p>
      <text:p text:style-name="P38"/>
      <text:p text:style-name="P12">A LEX program consists of three sections : Declarations, Rules and Auxiliary functions.</text:p>
      <text:p text:style-name="P12"/>
      <text:p text:style-name="P12"><draw:frame text:anchor-type="paragraph" draw:z-index="15" draw:style-name="gr5" svg:width="2.1878in" svg:height="1.7295in" svg:x="2.2126in" svg:y="0.0098in"><draw:text-box><text:p>DECLARATIONS</text:p><text:p/><text:p>%%</text:p><text:p/><text:p>RULES</text:p><text:p/><text:p>%%</text:p><text:p/><text:p>AUXILIARY FUNCTIONS</text:p></draw:text-box></draw:frame></text:p>
      <text:p text:style-name="P13"/>
      <text:p text:style-name="P13"/>
      <text:p text:style-name="P13"/>
      <text:p text:style-name="P13"/>
      <text:p text:style-name="P13"/>
      <text:p text:style-name="P41"/>
      <text:p text:style-name="P41">2.1<text:tab/>Declarations</text:p>
      <text:p text:style-name="P41"/>
      <text:p text:style-name="P37"><text:span text:style-name="T102">The Declarations sections of a YACC program consists of two parts, </text:span><text:span text:style-name="T18">C declarations <text:s/>and YACC Declarations</text:span><text:span text:style-name="T102">.</text:span></text:p>
      <text:p text:style-name="P43"/>
      <text:p text:style-name="P64"><text:span text:style-name="T86"><text:tab/>The C Declarations are delimited by </text:span><text:span text:style-name="T96">%{</text:span><text:span text:style-name="T86"> and </text:span><text:span text:style-name="T96">%}.</text:span><text:span text:style-name="T86"> This part consists of all the declarations required for the C code written in the </text:span><text:span text:style-name="T94">Actions</text:span><text:span text:style-name="T86"> section and the</text:span><text:span text:style-name="T85"> </text:span><text:span text:style-name="T86">Auxiliary functions section. The contents of this section are directly copied into </text:span><text:span text:style-name="T87">the generated</text:span><text:span text:style-name="T86"> </text:span><text:span text:style-name="T83">y.tab.c </text:span><text:span text:style-name="T69">file</text:span><text:span text:style-name="T83"> </text:span><text:span text:style-name="T86">without any modification</text:span><text:span text:style-name="T83">. </text:span><text:span text:style-name="T86"><text:s/></text:span></text:p>
      <text:p text:style-name="P44"/>
      <text:p text:style-name="P45">Example:</text:p>
      <text:p text:style-name="P51"/>
      <text:p text:style-name="P51">%{</text:p>
      <text:p text:style-name="P51"/>
      <text:p text:style-name="P51">#include&lt;stdio.h&gt;</text:p>
      <text:p text:style-name="P51"/>
      <text:p text:style-name="P51">%}</text:p>
      <text:p text:style-name="P51"/>
      <text:p text:style-name="P51">%token NUM <text:span text:style-name="T153">PLUS</text:span></text:p>
      <text:p text:style-name="P51"/>
      <text:p text:style-name="P51">%%</text:p>
      <text:p text:style-name="P51"/>
      <text:p text:style-name="P51">expr<text:tab/>:<text:tab/>expr <text:span text:style-name="T154">PLUS</text:span> expr</text:p>
      <text:p text:style-name="P51"><text:tab/>|<text:tab/>NUM</text:p>
      <text:p text:style-name="P51"><text:tab/>;</text:p>
      <text:p text:style-name="P51"><text:soft-page-break/>%%</text:p>
      <text:p text:style-name="P52"><text:tab/>/* Auxiliary functions */</text:p>
      <text:p text:style-name="P46"/>
      <text:p text:style-name="P40"><text:span text:style-name="T88">The YACC Declarations consists of declarations of grammar tokens. In the above example </text:span><text:span text:style-name="T95">NUM</text:span><text:span text:style-name="T88"> </text:span><text:span text:style-name="T92">and </text:span><text:span text:style-name="T98">PLUS</text:span><text:span text:style-name="T88"> a</text:span><text:span text:style-name="T92">re</text:span><text:span text:style-name="T88"> token</text:span><text:span text:style-name="T92">s</text:span><text:span text:style-name="T88">. </text:span><text:span text:style-name="T93">A</text:span><text:span text:style-name="T89"> token represents an input string which is obtained by calling yylex() </text:span><text:span text:style-name="T90">(To be discussed in detail later). </text:span><text:span text:style-name="T91">The tokens declared in this section are used in the Rules section. </text:span></text:p>
      <text:p text:style-name="P49"/>
      <text:p text:style-name="P42">2.2<text:tab/>Rules</text:p>
      <text:p text:style-name="P51"/>
      <text:p text:style-name="P57"><text:span text:style-name="T104">A rule in a YACC program comprises of two parts (i) the </text:span><text:span text:style-name="T105">production</text:span><text:span text:style-name="T104"> part and (ii) the action part. </text:span><text:span text:style-name="T107">The syntax of SIL is specified in this section of the YACC program in the form of CFG which consists of many productions and associated semantic actions. </text:span><text:span text:style-name="T110">A</text:span><text:span text:style-name="T108"> </text:span><text:span text:style-name="T109">rule in YACC</text:span><text:span text:style-name="T108"> is of the form:</text:span></text:p>
      <text:p text:style-name="P63"><text:span text:style-name="T135"/></text:p>
      <text:p text:style-name="P63"><text:span text:style-name="T135">production_head<text:tab/>:<text:tab/>production_body<text:tab/>{Action in C } ;</text:span></text:p>
      <text:p text:style-name="P57"><text:span text:style-name="T107"><text:s/></text:span></text:p>
      <text:p text:style-name="P54"><text:span text:style-name="T111"/></text:p>
      <text:p text:style-name="P60"><text:span text:style-name="T147">2.2.1<text:tab/>Productions</text:span></text:p>
      <text:p text:style-name="P55"/>
      <text:p text:style-name="P55"><text:span text:style-name="T106">Example:</text:span></text:p>
      <text:p text:style-name="P55"><text:span text:style-name="T106"/></text:p>
      <text:p text:style-name="P62"><text:span text:style-name="T122">expr<text:tab/>:<text:tab/>expr </text:span><text:span text:style-name="T155">PLUS</text:span><text:span text:style-name="T122"> expr</text:span></text:p>
      <text:p text:style-name="P62"><text:span text:style-name="T122"/></text:p>
      <text:p text:style-name="P56"><text:span text:style-name="T106">Each production consists of a production head and a production body. </text:span><text:span text:style-name="T112">Consider the production <text:s/></text:span><text:span text:style-name="T128">expr<text:tab/>:<text:tab/>expr </text:span><text:span text:style-name="T129">PLUS</text:span><text:span text:style-name="T128"> expr . </text:span><text:span text:style-name="T107">The </text:span><text:span text:style-name="T123">expr</text:span><text:span text:style-name="T107"> on the LHS of the</text:span><text:span text:style-name="T123"> : </text:span><text:span text:style-name="T144">in the production </text:span><text:span text:style-name="T107">is called the head of the production and the </text:span><text:span text:style-name="T123">expr </text:span><text:span text:style-name="T130">PLUS</text:span><text:span text:style-name="T123"> expr</text:span><text:span text:style-name="T107"> on the RHS of the </text:span><text:span text:style-name="T123">: </text:span><text:span text:style-name="T107">is called the body of the production. </text:span></text:p>
      <text:p text:style-name="P55"><text:span text:style-name="T136"><text:tab/>The body </text:span><text:span text:style-name="T148">of a production</text:span><text:span text:style-name="T136"> </text:span><text:span text:style-name="T150">may contain</text:span><text:span text:style-name="T136"> </text:span><text:span text:style-name="T151">zero</text:span><text:span text:style-name="T150"> or more </text:span><text:span text:style-name="T136">grammar symbols which can be </text:span><text:span text:style-name="T143">either </text:span><text:span text:style-name="T19">tokens or</text:span><text:span text:style-name="T16"> variables</text:span><text:span text:style-name="T136">. </text:span><text:span text:style-name="T131">PLUS</text:span><text:span text:style-name="T156"> is a </text:span><text:span text:style-name="T158">token </text:span><text:span text:style-name="T162">and</text:span><text:span text:style-name="T158"> </text:span><text:span text:style-name="T132">expr</text:span><text:span text:style-name="T158"> is a variable.</text:span><text:span text:style-name="T156"> </text:span><text:span text:style-name="T159">A token used in </text:span><text:span text:style-name="T160">a production</text:span><text:span text:style-name="T159"> </text:span><text:span text:style-name="T160">of a rule </text:span><text:span text:style-name="T159">must be appropriately declared in the </text:span><text:span text:style-name="T161">D</text:span><text:span text:style-name="T159">eclarations section. </text:span><text:span text:style-name="T148">The head </text:span><text:span text:style-name="T149">of a production is always a variable. </text:span><text:span text:style-name="T157">Every variable in a grammar must have a corresponding production body.</text:span></text:p>
      <text:p text:style-name="P55"><text:span text:style-name="T147"/></text:p>
      <text:p text:style-name="P58"><text:span text:style-name="T136"><text:tab/></text:span></text:p>
      <text:p text:style-name="P61"><text:soft-page-break/><text:span text:style-name="T163">2.2.2<text:tab/>Actions</text:span></text:p>
      <text:p text:style-name="P58"><text:span text:style-name="T97"/></text:p>
      <text:p text:style-name="P58"><text:span text:style-name="T124">yyparse()</text:span><text:span text:style-name="T139"> is a function found in y.tab.c that is responsible for parsing through the input file. </text:span><text:span text:style-name="T137">The action corresponding to a production is </text:span><text:span text:style-name="T138">executed </text:span><text:span text:style-name="T146">by </text:span><text:span text:style-name="T126">yyparse() </text:span><text:span text:style-name="T138">only when the entire body of the production has been matched with the given input.</text:span><text:span text:style-name="T139"> </text:span><text:span text:style-name="T127">yyparse()</text:span><text:span text:style-name="T142"> contains the implementation of the push down automaton which is used to parse an given input file.</text:span><text:span text:style-name="T139"> </text:span><text:span text:style-name="T125">y</text:span><text:span text:style-name="T124">ylex()</text:span><text:span text:style-name="T139"> is invoked by </text:span><text:span text:style-name="T124">yyparse()</text:span><text:span text:style-name="T139"> to read the input file. </text:span><text:span text:style-name="T124">yylex()</text:span><text:span text:style-name="T139"> scans through </text:span><text:span text:style-name="T145">the </text:span><text:span text:style-name="T139">input file and returns</text:span><text:span text:style-name="T140"> tokens </text:span><text:span text:style-name="T141">from the input file</text:span><text:span text:style-name="T140">.</text:span><text:span text:style-name="T139"> </text:span></text:p>
      <text:p text:style-name="P59"><text:span text:style-name="T113"/></text:p>
      <text:p text:style-name="P59"><text:span text:style-name="T113">Example:</text:span></text:p>
      <text:p text:style-name="P59"><text:span text:style-name="T113"/></text:p>
      <text:p text:style-name="P53">%{</text:p>
      <text:p text:style-name="P53"/>
      <text:p text:style-name="P53">#include&lt;stdio.h&gt;</text:p>
      <text:p text:style-name="P53"/>
      <text:p text:style-name="P53">%}</text:p>
      <text:p text:style-name="P53"/>
      <text:p text:style-name="P53">%token NUM <text:span text:style-name="T153">PLUS</text:span></text:p>
      <text:p text:style-name="P53"/>
      <text:p text:style-name="P53">%%</text:p>
      <text:p text:style-name="P53"/>
      <text:p text:style-name="P53">expr<text:tab/>:<text:tab/>expr <text:span text:style-name="T154">PLUS</text:span> expr<text:tab/><text:span text:style-name="T164">{printf(“parsing complete”);</text:span><text:span text:style-name="T165">}</text:span></text:p>
      <text:p text:style-name="P53"><text:tab/>|<text:tab/>NUM<text:tab/><text:tab/><text:tab/><text:tab/></text:p>
      <text:p text:style-name="P53"><text:tab/>;</text:p>
      <text:p text:style-name="P53">%%</text:p>
      <text:p text:style-name="P53"><text:tab/>/* Auxiliary functions */</text:p>
      <text:p text:style-name="P47"><text:span text:style-name="T106"/></text:p>
      <text:p text:style-name="P48"><text:span text:style-name="T115">Note that one variable may have one </text:span><text:span text:style-name="T120">or more </text:span><text:span text:style-name="T115">production bod</text:span><text:span text:style-name="T119">ies </text:span><text:span text:style-name="T115">separated by a </text:span><text:span text:style-name="T133">| </text:span><text:span text:style-name="T114"><text:s/>. </text:span><text:span text:style-name="T116">Each production may have one action with multiple C</text:span><text:span text:style-name="T114"> </text:span><text:span text:style-name="T117">statements. In the above example the variable has two production bodies </text:span><text:span text:style-name="T134">expr PLUS expr</text:span><text:span text:style-name="T117"> and </text:span><text:span text:style-name="T134">NUM</text:span><text:span text:style-name="T117">. The first production body has an associated print action while the second does not. </text:span><text:span text:style-name="T134">yyparse()</text:span><text:span text:style-name="T117"> executes the action only when the body </text:span><text:span text:style-name="T134">expr PLUS expr</text:span><text:span text:style-name="T117"> has been matched </text:span><text:span text:style-name="T121">with the input</text:span><text:span text:style-name="T117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WenQuanYi Zen Hei Sharp1" svg:font-family="'WenQuanYi Zen Hei Sharp'" style:font-family-generic="modern" style:font-pitch="fixed"/>
    <style:font-face style:name="Jomolhari1" svg:font-family="Jomolhari" style:font-pitch="variable"/>
    <style:font-face style:name="Liberation Serif" svg:font-family="'Liberation Serif'" style:font-family-generic="roman" style:font-pitch="variable"/>
    <style:font-face style:name="FreeMono" svg:font-family="FreeMono" style:font-family-generic="swiss" style:font-pitch="variable"/>
    <style:font-face style:name="Jomolhari" svg:font-family="Jomolha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Zen Hei Sharp1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6T05:07:11</meta:creation-date>
    <meta:generator>LibreOffice/3.6$Linux_X86_64 LibreOffice_project/360m1$Build-2</meta:generator>
    <dc:date>2013-08-26T11:49:32</dc:date>
    <meta:editing-duration>PT4H20S</meta:editing-duration>
    <meta:editing-cycles>237</meta:editing-cycles>
    <meta:document-statistic meta:table-count="0" meta:image-count="0" meta:object-count="0" meta:page-count="5" meta:paragraph-count="65" meta:word-count="877" meta:character-count="5062" meta:non-whitespace-character-count="4203"/>
  </office:meta>
</office:document-meta>
</file>